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language="el" fo:country="GR" fo:font-weight="bold" style:font-weight-asian="bold" style:font-weight-complex="bold"/>
    </style:style>
    <style:style style:name="T1" style:family="text">
      <style:text-properties fo:language="el" fo:country="GR"/>
    </style:style>
    <style:style style:name="T2" style:family="text">
      <style:text-properties fo:font-weight="bold" style:font-weight-asian="bold" style:font-weight-complex="bold"/>
    </style:style>
    <style:style style:name="T3" style:family="text">
      <style:text-properties officeooo:rsid="000cbe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Μελέτη Εφικτότητας </text:p>
      <text:p text:style-name="P1"/>
      <text:p text:style-name="P1">Όσων αφορά το <text:span text:style-name="T2">τεχνικό</text:span> κομμάτι: </text:p>
      <text:p text:style-name="P1">Η εφαρμογή αυτή μπορεί να υλοποιηθεί τόσο σε συσκευές Android, iOS όσο και για υπολογιστές. Η σύνδεση πολλαπλών συσκευών μπορεί να συγχρονίσει τις συσκευές μεταξύ τους όταν ο χρήστης έχει συνδεθεί σε κάθε συσκευή με τον ίδιο λογαριασμό. Μπορεί να χρησιμοποιήσει υπάρχοντες βάσεις και βιβλιοθήκες που παρέχουν στοιχεία για την συντήρηση οχημάτων.</text:p>
      <text:p text:style-name="P1"/>
      <text:p text:style-name="P1">Όσων αφορά το <text:span text:style-name="T2">οικονομικό</text:span> κομμάτι:</text:p>
      <text:p text:style-name="P1">Όπως πληθώρα άλλων εφαρμογών εκεί έξω, μπορούμε να παρέχουμε δύο εκδόσεις. Μία δωρεάν η οποία θα έχει διαφημίσεις καθώς και μία με συνδρομή που προφανώς δεν θα έχει διαφημίσεις. Θέλουμε να πιστεύουμε πως με σωστή διαφήμιση και marketing θα μπορέσουμε να κεντρίσουμε το ενδιαφέρουν του target group που μας ενδιαφέρει. </text:p>
      <text:p text:style-name="P1"/>
      <text:p text:style-name="P1">Όσων αφορά το <text:span text:style-name="T2">νομικό</text:span> κομμάτι:</text:p>
      <text:p text:style-name="P1">Πρέπει να διασφαλίσουμε την ακεραιότητα των δεδομένων των χρηστών μας καθώς και να μην τα πουλάμε σε τρίτους χωρίς την συνένεση των χρηστών. Επιπλέον θα χρειαστεί να διασταυρώσουμε αν τίθεται κάποιο θέμα εκ μέρους και των βιομηχανιών. </text:p>
      <text:p text:style-name="P1"/>
      <text:p text:style-name="P1">Όσων αφορά το <text:span text:style-name="T2">λειτουργικό</text:span> κομμάτι:</text:p>
      <text:p text:style-name="P1">Θα πρέπει ο χρήστης να προσαρμόζεται εύκολα σε αυτό, να του είναι εύκολο και εύχρηστο και προπαντώς αξιόπιστο. Περιττό να αναφέρουμε πως τα δεδομένα θα πρέπει σε κάθε περίπτωση να είναι σωστά και έγκυρα. Τέλος θα πρέπει να διασφαλίσουμε συνεχείς ενημερώσεις προκειμένου να προσαρμόζεται κάθε φορά στις ανάγκες των χρηστών και σε πιθανά κενά ασφαλείας. </text:p>
      <text:p text:style-name="P1"/>
      <text:p text:style-name="P1">Όσων αφορά την <text:span text:style-name="T2">αγορά</text:span>:</text:p>
      <text:p text:style-name="P1">Δεν θεωρούμε πως υπάρχει ιδαίτερος ανταγωνσιμός καθώς δεν είναι κάτι που έχει αναπτυχθεί ή διευρυνθεί ακόμα. Οπότε ως κάτι καινούργιο που πρέπει να αποδείξουμε στο κοινό που στοχεύομε πως λύνουμε ένα πρόβλημα που δεν ξέραν καν ότι είχαν. <text:s/>Το κοινό μας είναι σε πρώτη φάση enthusiasts, σε δεύτερη οποιονδήποτε κατέχει κάποιο όχημα και θέλει να διασφαλίσει την μακροζωία του οχήματός του.</text:p>
      <text:p text:style-name="P1"/>
      <text:p text:style-name="P1">Όσων αφορά τεχνικές <text:span text:style-name="T2">υποδομές</text:span>:</text:p>
      <text:p text:style-name="P1">Πιθανώς να χρειαστεί κάποιος server που θα κρατάει δεδομένα χρηστών και οχημάτων. Υπηρεσίες cloud προκειμένου ο χρήστης να μην χρειάζεται να αποθηκεύει πολλά πράγματα τοπικά ή να του είναι δύσκολη η αλλαγή συσκευής.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20:29:05.307996137</meta:creation-date>
    <dc:date>2023-03-16T20:36:44.347569634</dc:date>
    <meta:editing-duration>PT7M38S</meta:editing-duration>
    <meta:editing-cycles>2</meta:editing-cycles>
    <meta:generator>LibreOffice/7.3.7.2$Linux_X86_64 LibreOffice_project/30$Build-2</meta:generator>
    <meta:document-statistic meta:table-count="0" meta:image-count="0" meta:object-count="0" meta:page-count="1" meta:paragraph-count="13" meta:word-count="318" meta:character-count="2048" meta:non-whitespace-character-count="1736"/>
  </office:meta>
</office:document-meta>
</file>